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358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2.686cm"/>
    </style:style>
    <style:style style:name="co16" style:family="table-column">
      <style:table-column-properties fo:break-before="auto" style:column-width="1.8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0" office:value-type="string" calcext:value-type="string">
            <text:p>winter_proteaginous_pea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Pois protégagineux conventionnel</text:p>
          </table:table-cell>
          <table:table-cell table:style-name="ce5" office:value-type="date" office:date-value="2019-12-15" calcext:value-type="date">
            <text:p>15/12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4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PLO_REV_6PS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SUP_PLO_VIB_4M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4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4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2" office:value-type="string" calcext:value-type="string">
            <text:p>tsp_45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tilisation</text:p>
          </table:table-cell>
          <table:table-cell table:style-name="ce4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2" office:value-type="string" calcext:value-type="string">
            <text:p>potassium_chloride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pea_seed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anti_slu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ea_herbicide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ea_herbicide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ea_fungici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ea_insecticide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ea_fungici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ea_insecticide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HAR_PEA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HAR_PEA_4M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pea_grain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2">
          <table:table-cell table:style-name="ce2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6"/>
          <table:table-cell table:number-columns-repeated="57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0" office:value-type="string" calcext:value-type="string">
            <text:p>winter_proteaginous_pea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Pois protégagineux biologique</text:p>
          </table:table-cell>
          <table:table-cell table:style-name="ce5" office:value-type="date" office:date-value="2019-12-15" calcext:value-type="date">
            <text:p>15/12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4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pea_seed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HOE_ROT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HOE_ROT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HAR_PEA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HAR_PEA_4M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pea_grain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2">
          <table:table-cell table:style-name="ce2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6"/>
          <table:table-cell table:number-columns-repeated="57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5:49.788262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7:14.125680777</dc:date>
    <meta:editing-duration>PT1M23S</meta:editing-duration>
    <meta:editing-cycles>2</meta:editing-cycles>
    <meta:document-statistic meta:table-count="2" meta:cell-count="241" meta:object-count="0"/>
  </office:meta>
</office:document-meta>
</file>